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4pt" officeooo:rsid="00135e26" officeooo:paragraph-rsid="00135e26" style:font-size-asian="12.25pt" style:font-size-complex="14pt"/>
    </style:style>
    <style:style style:name="P2" style:family="paragraph" style:parent-style-name="Standard">
      <style:paragraph-properties fo:line-height="150%" fo:text-align="start" style:justify-single-word="false"/>
      <style:text-properties style:font-name="Arial" fo:font-size="14pt" officeooo:rsid="00135e26" officeooo:paragraph-rsid="00135e26" style:font-size-asian="12.25pt" style:font-size-complex="14pt"/>
    </style:style>
    <style:style style:name="P3" style:family="paragraph" style:parent-style-name="Standard">
      <style:paragraph-properties fo:line-height="150%" fo:text-align="start" style:justify-single-word="false"/>
      <style:text-properties style:font-name="Arial" fo:font-size="14pt" officeooo:rsid="0014f91f" officeooo:paragraph-rsid="0014f91f" style:font-size-asian="12.25pt" style:font-size-complex="14pt"/>
    </style:style>
    <style:style style:name="T1" style:family="text">
      <style:text-properties officeooo:rsid="0014f91f"/>
    </style:style>
    <style:style style:name="T2" style:family="text">
      <style:text-properties fo:color="#c9211e" loext:opacity="100%"/>
    </style:style>
    <style:style style:name="T3" style:family="text">
      <style:text-properties fo:color="#2a6099" loext:opacity="100%"/>
    </style:style>
    <style:style style:name="T4" style:family="text">
      <style:text-properties fo:color="#ff8000" loext:opacity="100%"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actico 4</text:p>
      <text:p text:style-name="P2">Archivo <text:span text:style-name="T2">HTML</text:span>:</text:p>
      <text:p text:style-name="P2"><text:s/>Lo primero que hice fue enlazar la fuente de Google fonts, los archivos CSS y JS, luego en el ‘body’ creo un espacio con ‘div’ identificado con clase de nombre “contenedor” que contiene el input (aquí el usuario ingresa el nombre del gif que quiere que encuentre) <text:s/>y el botón para buscar. Luego creé otro espacio para que se agreguen los gifs encontrados, lo identifique con clase con el nombre “resultado”.</text:p>
      <text:p text:style-name="P2"/>
      <text:p text:style-name="P2">Archivo <text:span text:style-name="T3">CSS</text:span>:</text:p>
      <text:p text:style-name="P2"><text:s/>En la hoja de estilo con un selector universal reinicio el tamaño de margen y relleno a 0 y aplico el tipo de fuente de Google fonts.</text:p>
      <text:p text:style-name="P2"><text:s/>En el “contenedor” centre los elementos y le agregue margen. Al imput nombrado “buscador” le aumento el ancho para lograr <text:span text:style-name="T1">simetría</text:span> y al botón “buscar” le cambie el fondo. En el espacio donde van los gifs me refiero a “resultado” uso el sistema de grillas, y lo divido en el formato solicitado (3x3) y aument<text:span text:style-name="T1">é</text:span> la distancia entre ellos y la parte inferior del sitio web. <text:span text:style-name="T1">Como detalle final a los gifs o hijos del nodo “resultado” le agrego bordes redondeados y le digo que asigno que ocupen todo su celda con 100% en ancho y alto.</text:span></text:p>
      <text:p text:style-name="P2"/>
      <text:p text:style-name="P2"/>
      <text:p text:style-name="P2">Archivo<text:span text:style-name="T4"> JS</text:span>:</text:p>
      <text:p text:style-name="P3">En la parte lógica seleccioné los elementos “buscador” (input), “buscar” (botón) y “resultado” (espacio donde van a ir los gifs). Luego a un constante le asigne el valor de clave de la api. Con un ‘addEventListener’ cuando el usuario da un click en el boton va a pasar los valores del imput a la url. Luego que se realiza la búsqueda y con un ‘appendChild’ agrega cada gif encontrado en result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2T19:17:14.019000000</meta:creation-date>
    <dc:date>2023-09-02T20:43:23.834000000</dc:date>
    <meta:editing-duration>PT1H26M9S</meta:editing-duration>
    <meta:editing-cycles>2</meta:editing-cycles>
    <meta:generator>LibreOffice/7.5.3.2$Windows_X86_64 LibreOffice_project/9f56dff12ba03b9acd7730a5a481eea045e468f3</meta:generator>
    <meta:document-statistic meta:table-count="0" meta:image-count="0" meta:object-count="0" meta:page-count="1" meta:paragraph-count="8" meta:word-count="275" meta:character-count="1522" meta:non-whitespace-character-count="1251"/>
  </office:meta>
</office:document-meta>
</file>